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orphans="0" fo:widows="0" style:page-number="auto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4" style:family="paragraph" style:parent-style-name="Standard">
      <style:paragraph-properties fo:orphans="0" fo:widows="0"/>
      <style:text-properties fo:color="#000000"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7" style:family="paragraph" style:parent-style-name="Standard">
      <style:paragraph-properties fo:orphans="0" fo:widows="0"/>
      <style:text-properties fo:color="#000000" style:font-name="Times New Roman" fo:font-size="15pt" style:font-size-asian="15pt" style:font-name-complex="Times New Roman1" style:font-size-complex="15pt"/>
    </style:style>
    <style:style style:name="P8" style:family="paragraph" style:parent-style-name="Standard" style:master-page-name="Standard">
      <style:paragraph-properties fo:orphans="0" fo:widows="0" style:page-number="auto"/>
    </style:style>
    <style:style style:name="P9" style:family="paragraph" style:parent-style-name="Standard">
      <style:paragraph-properties fo:orphans="0" fo:widows="0"/>
      <style:text-properties fo:color="#000000" style:font-name="Times New Roman" style:font-name-complex="Times New Roman1"/>
    </style:style>
    <style:style style:name="P10" style:family="paragraph" style:parent-style-name="Standard">
      <style:paragraph-properties fo:orphans="0" fo:widows="0"/>
      <style:text-properties fo:color="#000000"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orphans="0" fo:widows="0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Times New Roman" fo:font-size="15pt" style:font-size-asian="15pt" style:font-name-complex="Times New Roman1" style:font-size-complex="15pt"/>
    </style:style>
    <style:style style:name="T2" style:family="text">
      <style:text-properties fo:color="#000000" style:font-name="Times New Roman" style:font-name-complex="Times New Roman1"/>
    </style:style>
    <style:style style:name="T3" style:family="text">
      <style:text-properties fo:color="#000000" style:font-name="Times New Roman" fo:font-size="10pt" style:font-size-asian="10pt" style:font-name-complex="Times New Roman1" style:font-size-complex="10pt"/>
    </style:style>
    <style:style style:name="T4" style:family="text">
      <style:text-properties fo:color="#000000" style:font-name="Times New Roman" fo:font-size="15pt" style:font-size-asian="15pt" style:font-name-complex="Times New Roman1" style:font-size-complex="15pt"/>
    </style:style>
    <style:style style:name="T5" style:family="text">
      <style:text-properties fo:color="#000000" style:font-name="Times New Roman" fo:font-size="15pt" officeooo:rsid="000ff0e9" style:font-size-asian="15pt" style:font-name-complex="Times New Roman1" style:font-size-complex="15pt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Times New Roman" fo:font-size="10pt" style:font-size-asian="10pt" style:font-name-complex="Times New Roman1" style:font-size-complex="10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.AppleSystemUIFont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.AppleSystemUIFont" fo:font-size="10pt" fo:language="en" fo:country="US" style:language-asian="en" style:country-asian="US" style:language-complex="ar" style:country-complex="SA"/>
    </style:style>
  </office:automatic-styles>
  <office:body>
    <office:text text:use-soft-page-breaks="true">
      <text:tracked-changes>
        <text:changed-region xml:id="ct140221678478224" text:id="ct140221678478224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140221678460304" text:id="ct140221678460304">
          <text:deletion>
            <office:change-info>
              <dc:creator>silvio </dc:creator>
              <dc:date>2017-09-03T15:26:00</dc:date>
            </office:change-info>
            <text:p text:style-name="P1"><text:span text:style-name="T1">e</text:span></text:p>
          </text:deletion>
        </text:changed-region>
        <text:changed-region xml:id="ct140221715058576" text:id="ct140221715058576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20480" text:id="ct140221718020480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140221718020704" text:id="ct140221718020704">
          <text:deletion>
            <office:change-info>
              <dc:creator>silvio </dc:creator>
              <dc:date>2017-09-03T15:26:00</dc:date>
            </office:change-info>
            <text:p text:style-name="P1"><text:span text:style-name="T1">e</text:span></text:p>
          </text:deletion>
        </text:changed-region>
        <text:changed-region xml:id="ct140221718022240" text:id="ct140221718022240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23120" text:id="ct140221718023120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140221718023408" text:id="ct140221718023408">
          <text:deletion>
            <office:change-info>
              <dc:creator>silvio </dc:creator>
              <dc:date>2017-09-03T15:26:00</dc:date>
            </office:change-info>
            <text:p text:style-name="P1"><text:span text:style-name="T1">y</text:span></text:p>
          </text:deletion>
        </text:changed-region>
        <text:changed-region xml:id="ct140221718024512" text:id="ct140221718024512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25904" text:id="ct140221718025904">
          <text:insertion>
            <office:change-info>
              <dc:creator>Lucia Dossin</dc:creator>
              <dc:date>2017-09-02T11:02:00</dc:date>
            </office:change-info>
          </text:insertion>
        </text:changed-region>
        <text:changed-region xml:id="ct140221718026960" text:id="ct140221718026960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140221718027248" text:id="ct140221718027248">
          <text:deletion>
            <office:change-info>
              <dc:creator>silvio </dc:creator>
              <dc:date>2017-09-03T15:26:00</dc:date>
            </office:change-info>
            <text:p text:style-name="P1"><text:span text:style-name="T1">d</text:span></text:p>
          </text:deletion>
        </text:changed-region>
        <text:changed-region xml:id="ct140221718028432" text:id="ct140221718028432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29808" text:id="ct140221718029808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140221718030032" text:id="ct140221718030032">
          <text:deletion>
            <office:change-info>
              <dc:creator>silvio </dc:creator>
              <dc:date>2017-09-03T15:26:00</dc:date>
            </office:change-info>
            <text:p text:style-name="P1"><text:span text:style-name="T1">f</text:span></text:p>
          </text:deletion>
        </text:changed-region>
        <text:changed-region xml:id="ct140221718031056" text:id="ct140221718031056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32080" text:id="ct140221718032080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140221718032560" text:id="ct140221718032560">
          <text:deletion>
            <office:change-info>
              <dc:creator>silvio </dc:creator>
              <dc:date>2017-09-03T15:26:00</dc:date>
            </office:change-info>
            <text:p text:style-name="P1"><text:span text:style-name="T1">l</text:span></text:p>
          </text:deletion>
        </text:changed-region>
        <text:changed-region xml:id="ct140221718033600" text:id="ct140221718033600">
          <text:insertion>
            <office:change-info>
              <dc:creator>silvio </dc:creator>
              <dc:date>2017-09-03T15:26:00</dc:date>
            </office:change-info>
          </text:insertion>
        </text:changed-region>
        <text:changed-region xml:id="ct140221718034640" text:id="ct140221718034640">
          <text:insertion>
            <office:change-info>
              <dc:creator>Lucia Dossin</dc:creator>
              <dc:date>2017-09-02T11:03:00</dc:date>
            </office:change-info>
          </text:insertion>
        </text:changed-region>
        <text:changed-region xml:id="ct140221718034928" text:id="ct140221718034928">
          <text:deletion>
            <office:change-info>
              <dc:creator>Lucia Dossin</dc:creator>
              <dc:date>2017-09-02T11:03:00</dc:date>
            </office:change-info>
            <text:p text:style-name="P1"><text:span text:style-name="T1">Professions</text:span></text:p>
          </text:deletion>
        </text:changed-region>
        <text:changed-region xml:id="ct140221718044416" text:id="ct140221718044416">
          <text:deletion>
            <office:change-info>
              <dc:creator>Unknown Author</dc:creator>
              <dc:date>2017-09-18T17:52:35</dc:date>
            </office:change-info>
            <text:p text:style-name="P1"><text:span text:style-name="T1"><office:annotation><dc:creator>Silvio Lorusso</dc:creator><dc:date>2017-08-30T11:27:00</dc:date><text:p>What about a more catchy title like “work-life imbalance”?</text:p></office:annotation></text:span></text:p>
          </text:deletion>
        </text:changed-region>
        <text:changed-region xml:id="ct140221655747104" text:id="ct140221655747104">
          <text:deletion>
            <office:change-info>
              <dc:creator>Unknown Author</dc:creator>
              <dc:date>2017-09-18T17:52:37</dc:date>
            </office:change-info>
            <text:p text:style-name="P1"><text:span text:style-name="T1"><office:annotation><dc:creator>Lucia Dossin</dc:creator><dc:date>2017-09-02T11:03:32</dc:date><text:p text:style-name="P12"><text:span text:style-name="T9">Reply to Silvio Lorusso (08/30/2017, 11:27): "..."</text:span></text:p><text:p><text:span text:style-name="T10">Better? :)</text:span></text:p></office:annotation></text:span></text:p>
          </text:deletion>
          <text:insertion>
            <office:change-info office:chg-author="Lucia Dossin" office:chg-date-time="2017-09-02T11:03:00"/>
          </text:insertion>
        </text:changed-region>
        <text:changed-region xml:id="ct140221655681440" text:id="ct140221655681440">
          <text:insertion>
            <office:change-info>
              <dc:creator>Silvio Lorusso</dc:creator>
              <dc:date>2017-08-30T11:18:00</dc:date>
            </office:change-info>
          </text:insertion>
        </text:changed-region>
        <text:changed-region xml:id="ct140221655682176" text:id="ct140221655682176">
          <text:deletion>
            <office:change-info>
              <dc:creator>Silvio Lorusso</dc:creator>
              <dc:date>2017-08-30T11:18:00</dc:date>
            </office:change-info>
            <text:p text:style-name="P2"><text:span text:style-name="T2">* </text:span></text:p>
          </text:deletion>
        </text:changed-region>
        <text:changed-region xml:id="ct140221655693424" text:id="ct140221655693424">
          <text:deletion>
            <office:change-info>
              <dc:creator>Silvio Lorusso</dc:creator>
              <dc:date>2017-08-30T11:19:00</dc:date>
            </office:change-info>
            <text:p text:style-name="P2"><text:span text:style-name="T2">*</text:span></text:p>
          </text:deletion>
        </text:changed-region>
        <text:changed-region xml:id="ct140221655745456" text:id="ct140221655745456">
          <text:deletion>
            <office:change-info>
              <dc:creator>Silvio Lorusso</dc:creator>
              <dc:date>2017-08-30T11:19:00</dc:date>
            </office:change-info>
            <text:p text:style-name="P2"><text:span text:style-name="T2"><text:s/></text:span></text:p>
          </text:deletion>
        </text:changed-region>
        <text:changed-region xml:id="ct140221655695520" text:id="ct140221655695520">
          <text:deletion>
            <office:change-info>
              <dc:creator>Silvio Lorusso</dc:creator>
              <dc:date>2017-08-30T11:19:00</dc:date>
            </office:change-info>
            <text:p text:style-name="P2"><text:span text:style-name="T2"><text:s/></text:span></text:p>
          </text:deletion>
        </text:changed-region>
        <text:changed-region xml:id="ct140221655707136" text:id="ct140221655707136">
          <text:insertion>
            <office:change-info>
              <dc:creator>Silvio Lorusso</dc:creator>
              <dc:date>2017-08-30T11:19:00</dc:date>
            </office:change-info>
          </text:insertion>
        </text:changed-region>
        <text:changed-region xml:id="ct140221655712560" text:id="ct140221655712560">
          <text:insertion>
            <office:change-info>
              <dc:creator>Silvio Lorusso</dc:creator>
              <dc:date>2017-08-30T11:19:00</dc:date>
            </office:change-info>
          </text:insertion>
        </text:changed-region>
        <text:changed-region xml:id="ct140221655714320" text:id="ct140221655714320">
          <text:insertion>
            <office:change-info>
              <dc:creator>Silvio Lorusso</dc:creator>
              <dc:date>2017-08-30T11:23:00</dc:date>
            </office:change-info>
          </text:insertion>
        </text:changed-region>
        <text:changed-region xml:id="ct140221655714608" text:id="ct140221655714608">
          <text:deletion>
            <office:change-info>
              <dc:creator>Silvio Lorusso</dc:creator>
              <dc:date>2017-08-30T11:23:00</dc:date>
            </office:change-info>
            <text:p text:style-name="P2"><text:span text:style-name="T2">e</text:span></text:p>
          </text:deletion>
        </text:changed-region>
        <text:changed-region xml:id="ct140221655715632" text:id="ct140221655715632">
          <text:deletion>
            <office:change-info>
              <dc:creator>Silvio Lorusso</dc:creator>
              <dc:date>2017-08-30T11:23:00</dc:date>
            </office:change-info>
            <text:p text:style-name="P2"><text:span text:style-name="T2">perfection of the inverted </text:span></text:p>
          </text:deletion>
        </text:changed-region>
        <text:changed-region xml:id="ct140221655748864" text:id="ct140221655748864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140221655748512" text:id="ct140221655748512">
          <text:deletion>
            <office:change-info>
              <dc:creator>Silvio Lorusso</dc:creator>
              <dc:date>2017-08-30T11:21:00</dc:date>
            </office:change-info>
            <text:p text:style-name="P2"><text:span text:style-name="T2">in</text:span></text:p>
          </text:deletion>
        </text:changed-region>
        <text:changed-region xml:id="ct140221655765424" text:id="ct140221655765424">
          <text:insertion>
            <office:change-info>
              <dc:creator>Silvio Lorusso</dc:creator>
              <dc:date>2017-08-30T11:23:00</dc:date>
            </office:change-info>
          </text:insertion>
        </text:changed-region>
        <text:changed-region xml:id="ct140221655766416" text:id="ct140221655766416">
          <text:deletion>
            <office:change-info>
              <dc:creator>Silvio Lorusso</dc:creator>
              <dc:date>2017-08-30T11:23:00</dc:date>
            </office:change-info>
            <text:p text:style-name="P2"><text:span text:style-name="T2">s</text:span></text:p>
          </text:deletion>
        </text:changed-region>
        <text:changed-region xml:id="ct140221655767328" text:id="ct140221655767328">
          <text:deletion>
            <office:change-info>
              <dc:creator>Silvio Lorusso</dc:creator>
              <dc:date>2017-08-30T11:23:00</dc:date>
            </office:change-info>
            <text:p text:style-name="P2"><text:span text:style-name="T2">not only </text:span></text:p>
          </text:deletion>
        </text:changed-region>
        <text:changed-region xml:id="ct140221655750336" text:id="ct140221655750336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140221655751248" text:id="ct140221655751248">
          <text:insertion>
            <office:change-info>
              <dc:creator>Silvio Lorusso</dc:creator>
              <dc:date>2017-08-30T11:24:00</dc:date>
            </office:change-info>
          </text:insertion>
        </text:changed-region>
        <text:changed-region xml:id="ct140221655752944" text:id="ct140221655752944">
          <text:insertion>
            <office:change-info>
              <dc:creator>Silvio Lorusso</dc:creator>
              <dc:date>2017-08-30T11:21:00</dc:date>
            </office:change-info>
          </text:insertion>
        </text:changed-region>
        <text:changed-region xml:id="ct140221655753168" text:id="ct140221655753168">
          <text:deletion>
            <office:change-info>
              <dc:creator>Silvio Lorusso</dc:creator>
              <dc:date>2017-08-30T11:22:00</dc:date>
            </office:change-info>
            <text:p text:style-name="P2"><text:span text:style-name="T2">also has </text:span></text:p>
          </text:deletion>
        </text:changed-region>
        <text:changed-region xml:id="ct140221655753904" text:id="ct140221655753904">
          <text:deletion>
            <office:change-info>
              <dc:creator>Silvio Lorusso</dc:creator>
              <dc:date>2017-08-30T11:24:00</dc:date>
            </office:change-info>
            <text:p text:style-name="P2"><text:span text:style-name="T2">which contains</text:span></text:p>
          </text:deletion>
        </text:changed-region>
        <text:changed-region xml:id="ct140221655755040" text:id="ct140221655755040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140221655756048" text:id="ct140221655756048">
          <text:deletion>
            <office:change-info>
              <dc:creator>Silvio Lorusso</dc:creator>
              <dc:date>2017-08-30T11:24:00</dc:date>
            </office:change-info>
            <text:p text:style-name="P2"><text:span text:style-name="T2">model </text:span></text:p>
          </text:deletion>
        </text:changed-region>
        <text:changed-region xml:id="ct140221655757184" text:id="ct140221655757184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140221655757472" text:id="ct140221655757472">
          <text:deletion>
            <office:change-info>
              <dc:creator>Silvio Lorusso</dc:creator>
              <dc:date>2017-08-30T11:25:00</dc:date>
            </office:change-info>
            <text:p text:style-name="P2"><text:span text:style-name="T2">'</text:span></text:p>
          </text:deletion>
        </text:changed-region>
        <text:changed-region xml:id="ct140221655759344" text:id="ct140221655759344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140221655759632" text:id="ct140221655759632">
          <text:deletion>
            <office:change-info>
              <dc:creator>Silvio Lorusso</dc:creator>
              <dc:date>2017-08-30T11:25:00</dc:date>
            </office:change-info>
            <text:p text:style-name="P2"><text:span text:style-name="T2">'</text:span></text:p>
          </text:deletion>
        </text:changed-region>
        <text:changed-region xml:id="ct140221718010096" text:id="ct140221718010096">
          <text:insertion>
            <office:change-info>
              <dc:creator>Silvio Lorusso</dc:creator>
              <dc:date>2017-08-30T11:24:00</dc:date>
            </office:change-info>
          </text:insertion>
        </text:changed-region>
        <text:changed-region xml:id="ct140221718058848" text:id="ct140221718058848">
          <text:insertion>
            <office:change-info>
              <dc:creator>Silvio Lorusso</dc:creator>
              <dc:date>2017-08-30T11:25:00</dc:date>
            </office:change-info>
          </text:insertion>
        </text:changed-region>
        <text:changed-region xml:id="ct140221650301472" text:id="ct140221650301472">
          <text:deletion>
            <office:change-info>
              <dc:creator>Silvio Lorusso</dc:creator>
              <dc:date>2017-08-30T11:25:00</dc:date>
            </office:change-info>
            <text:p text:style-name="P2"><text:span text:style-name="T2">a </text:span></text:p>
          </text:deletion>
        </text:changed-region>
        <text:changed-region xml:id="ct140221650303072" text:id="ct140221650303072">
          <text:insertion>
            <office:change-info>
              <dc:creator>Silvio Lorusso</dc:creator>
              <dc:date>2017-08-30T11:26:00</dc:date>
            </office:change-info>
          </text:insertion>
        </text:changed-region>
        <text:changed-region xml:id="ct140221718034080" text:id="ct140221718034080">
          <text:deletion>
            <office:change-info>
              <dc:creator>Silvio Lorusso</dc:creator>
              <dc:date>2017-08-30T11:26:00</dc:date>
            </office:change-info>
            <text:p text:style-name="P2"><text:span text:style-name="T2"><text:s/>(but then with life style). </text:span></text:p>
          </text:deletion>
        </text:changed-region>
        <text:changed-region xml:id="ct140221718033152" text:id="ct140221718033152">
          <text:deletion>
            <office:change-info>
              <dc:creator>Silvio Lorusso</dc:creator>
              <dc:date>2017-08-30T11:26:00</dc:date>
            </office:change-info>
            <text:p text:style-name="P2"><text:span text:style-name="T2"><text:s/>with him</text:span></text:p>
          </text:deletion>
        </text:changed-region>
        <text:changed-region xml:id="ct140221718027504" text:id="ct140221718027504">
          <text:insertion>
            <office:change-info>
              <dc:creator>Silvio Lorusso</dc:creator>
              <dc:date>2017-08-30T11:26:00</dc:date>
            </office:change-info>
          </text:insertion>
        </text:changed-region>
        <text:changed-region xml:id="ct140221718032304" text:id="ct140221718032304">
          <text:deletion>
            <office:change-info>
              <dc:creator>Silvio Lorusso</dc:creator>
              <dc:date>2017-08-30T11:29:00</dc:date>
            </office:change-info>
            <text:p text:style-name="P2"><text:span text:style-name="T2">this conversation</text:span></text:p>
          </text:deletion>
        </text:changed-region>
        <text:changed-region xml:id="ct140221718042176" text:id="ct140221718042176">
          <text:insertion>
            <office:change-info>
              <dc:creator>Silvio Lorusso</dc:creator>
              <dc:date>2017-08-30T11:29:00</dc:date>
            </office:change-info>
          </text:insertion>
        </text:changed-region>
        <text:changed-region xml:id="ct140221718029552" text:id="ct140221718029552">
          <text:insertion>
            <office:change-info>
              <dc:creator>Silvio Lorusso</dc:creator>
              <dc:date>2017-08-30T11:32:00</dc:date>
            </office:change-info>
          </text:insertion>
        </text:changed-region>
        <text:changed-region xml:id="ct140221596634016" text:id="ct140221596634016">
          <text:deletion>
            <office:change-info>
              <dc:creator>Silvio Lorusso</dc:creator>
              <dc:date>2017-08-30T11:32:00</dc:date>
            </office:change-info>
            <text:p text:style-name="P2"><text:span text:style-name="T2">:</text:span></text:p>
          </text:deletion>
        </text:changed-region>
        <text:changed-region xml:id="ct140221718055920" text:id="ct140221718055920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140221718031344" text:id="ct140221718031344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140221650301920" text:id="ct140221650301920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140221650301104" text:id="ct140221650301104">
          <text:deletion>
            <office:change-info>
              <dc:creator>Silvio Lorusso</dc:creator>
              <dc:date>2017-08-30T11:33:00</dc:date>
            </office:change-info>
            <text:p text:style-name="P2"><text:span text:style-name="T2">your home's </text:span></text:p>
          </text:deletion>
        </text:changed-region>
        <text:changed-region xml:id="ct140221678457648" text:id="ct140221678457648">
          <text:insertion>
            <office:change-info>
              <dc:creator>Silvio Lorusso</dc:creator>
              <dc:date>2017-08-30T11:33:00</dc:date>
            </office:change-info>
          </text:insertion>
        </text:changed-region>
        <text:changed-region xml:id="ct140221716464128" text:id="ct140221716464128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140221716465056" text:id="ct140221716465056">
          <text:deletion>
            <office:change-info>
              <dc:creator>Silvio Lorusso</dc:creator>
              <dc:date>2017-08-30T11:34:00</dc:date>
            </office:change-info>
            <text:p text:style-name="P2"><text:span text:style-name="T2">of the owner </text:span></text:p>
          </text:deletion>
        </text:changed-region>
        <text:changed-region xml:id="ct140221716466736" text:id="ct140221716466736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140221716466960" text:id="ct140221716466960">
          <text:deletion>
            <office:change-info>
              <dc:creator>Silvio Lorusso</dc:creator>
              <dc:date>2017-08-30T11:34:00</dc:date>
            </office:change-info>
            <text:p text:style-name="P2"><text:span text:style-name="T2">an</text:span></text:p>
          </text:deletion>
        </text:changed-region>
        <text:changed-region xml:id="ct140221716467696" text:id="ct140221716467696">
          <text:deletion>
            <office:change-info>
              <dc:creator>Silvio Lorusso</dc:creator>
              <dc:date>2017-08-30T11:34:00</dc:date>
            </office:change-info>
            <text:p text:style-name="P2"><text:span text:style-name="T2">'s</text:span></text:p>
          </text:deletion>
        </text:changed-region>
        <text:changed-region xml:id="ct140221716469600" text:id="ct140221716469600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140221716470512" text:id="ct140221716470512">
          <text:deletion>
            <office:change-info>
              <dc:creator>Silvio Lorusso</dc:creator>
              <dc:date>2017-08-30T11:34:00</dc:date>
            </office:change-info>
            <text:p text:style-name="P2"><text:span text:style-name="T2">'s home</text:span></text:p>
          </text:deletion>
        </text:changed-region>
        <text:changed-region xml:id="ct140221716472192" text:id="ct140221716472192">
          <text:insertion>
            <office:change-info>
              <dc:creator>Silvio Lorusso</dc:creator>
              <dc:date>2017-08-30T11:34:00</dc:date>
            </office:change-info>
          </text:insertion>
        </text:changed-region>
        <text:changed-region xml:id="ct140221716472416" text:id="ct140221716472416">
          <text:deletion>
            <office:change-info>
              <dc:creator>Silvio Lorusso</dc:creator>
              <dc:date>2017-08-30T11:34:00</dc:date>
            </office:change-info>
            <text:p text:style-name="P2"><text:span text:style-name="T2">'sellable'</text:span></text:p>
          </text:deletion>
        </text:changed-region>
        <text:changed-region xml:id="ct140221716472640" text:id="ct140221716472640">
          <text:deletion>
            <office:change-info>
              <dc:creator>Silvio Lorusso</dc:creator>
              <dc:date>2017-08-30T11:35:00</dc:date>
            </office:change-info>
            <text:p text:style-name="P2"><text:span text:style-name="T2">Just </text:span></text:p>
          </text:deletion>
        </text:changed-region>
        <text:changed-region xml:id="ct140221716469824" text:id="ct140221716469824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29520" text:id="ct140221716429520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140221716464768" text:id="ct140221716464768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62224" text:id="ct140221716462224">
          <text:deletion>
            <office:change-info>
              <dc:creator>Silvio Lorusso</dc:creator>
              <dc:date>2017-08-30T11:35:00</dc:date>
            </office:change-info>
            <text:p text:style-name="P2"><text:span text:style-name="T2">y</text:span></text:p>
          </text:deletion>
        </text:changed-region>
        <text:changed-region xml:id="ct140221716460496" text:id="ct140221716460496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60720" text:id="ct140221716460720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140221716466112" text:id="ct140221716466112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65760" text:id="ct140221716465760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140221716474464" text:id="ct140221716474464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74688" text:id="ct140221716474688">
          <text:deletion>
            <office:change-info>
              <dc:creator>Silvio Lorusso</dc:creator>
              <dc:date>2017-08-30T11:35:00</dc:date>
            </office:change-info>
            <text:p text:style-name="P2"><text:span text:style-name="T2">' </text:span></text:p>
          </text:deletion>
        </text:changed-region>
        <text:changed-region xml:id="ct140221716476160" text:id="ct140221716476160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76384" text:id="ct140221716476384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140221716478048" text:id="ct140221716478048">
          <text:insertion>
            <office:change-info>
              <dc:creator>Silvio Lorusso</dc:creator>
              <dc:date>2017-08-30T11:35:00</dc:date>
            </office:change-info>
          </text:insertion>
        </text:changed-region>
        <text:changed-region xml:id="ct140221716477616" text:id="ct140221716477616">
          <text:deletion>
            <office:change-info>
              <dc:creator>Silvio Lorusso</dc:creator>
              <dc:date>2017-08-30T11:35:00</dc:date>
            </office:change-info>
            <text:p text:style-name="P2"><text:span text:style-name="T2">'</text:span></text:p>
          </text:deletion>
        </text:changed-region>
        <text:changed-region xml:id="ct140221654725872" text:id="ct140221654725872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140221654726096" text:id="ct140221654726096">
          <text:deletion>
            <office:change-info>
              <dc:creator>Silvio Lorusso</dc:creator>
              <dc:date>2017-08-30T11:36:00</dc:date>
            </office:change-info>
            <text:p text:style-name="P2"><text:span text:style-name="T2">(By the way, </text:span></text:p>
          </text:deletion>
        </text:changed-region>
        <text:changed-region xml:id="ct140221654727568" text:id="ct140221654727568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140221654727792" text:id="ct140221654727792">
          <text:deletion>
            <office:change-info>
              <dc:creator>Silvio Lorusso</dc:creator>
              <dc:date>2017-08-30T11:36:00</dc:date>
            </office:change-info>
            <text:p text:style-name="P2"><text:span text:style-name="T2">w</text:span></text:p>
          </text:deletion>
        </text:changed-region>
        <text:changed-region xml:id="ct140221654724208" text:id="ct140221654724208">
          <text:deletion>
            <office:change-info>
              <dc:creator>Silvio Lorusso</dc:creator>
              <dc:date>2017-08-30T11:36:00</dc:date>
            </office:change-info>
            <text:p text:style-name="P2"><text:span text:style-name="T2">them all</text:span></text:p>
          </text:deletion>
        </text:changed-region>
        <text:changed-region xml:id="ct140221654725200" text:id="ct140221654725200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140221654732592" text:id="ct140221654732592">
          <text:insertion>
            <office:change-info>
              <dc:creator>Silvio Lorusso</dc:creator>
              <dc:date>2017-08-30T11:36:00</dc:date>
            </office:change-info>
          </text:insertion>
        </text:changed-region>
        <text:changed-region xml:id="ct140221654716912" text:id="ct140221654716912">
          <text:deletion>
            <office:change-info>
              <dc:creator>Silvio Lorusso</dc:creator>
              <dc:date>2017-08-30T11:36:00</dc:date>
            </office:change-info>
            <text:p text:style-name="P2"><text:span text:style-name="T2">In w</text:span></text:p>
          </text:deletion>
        </text:changed-region>
        <text:changed-region xml:id="ct140221654717792" text:id="ct140221654717792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140221654719472" text:id="ct140221654719472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140221716470112" text:id="ct140221716470112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140221716467952" text:id="ct140221716467952">
          <text:deletion>
            <office:change-info>
              <dc:creator>Silvio Lorusso</dc:creator>
              <dc:date>2017-08-30T11:37:00</dc:date>
            </office:change-info>
            <text:p text:style-name="P2"><text:span text:style-name="T2">by</text:span></text:p>
          </text:deletion>
        </text:changed-region>
        <text:changed-region xml:id="ct140221655753472" text:id="ct140221655753472">
          <text:deletion>
            <office:change-info>
              <dc:creator>Silvio Lorusso</dc:creator>
              <dc:date>2017-08-30T11:37:00</dc:date>
            </office:change-info>
            <text:p text:style-name="P2"><text:span text:style-name="T2">in the opposite stream</text:span></text:p>
          </text:deletion>
        </text:changed-region>
        <text:changed-region xml:id="ct140221655704688" text:id="ct140221655704688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140221655695744" text:id="ct140221655695744">
          <text:insertion>
            <office:change-info>
              <dc:creator>Silvio Lorusso</dc:creator>
              <dc:date>2017-08-30T11:37:00</dc:date>
            </office:change-info>
          </text:insertion>
        </text:changed-region>
        <text:changed-region xml:id="ct140221655695968" text:id="ct140221655695968">
          <text:deletion>
            <office:change-info>
              <dc:creator>Silvio Lorusso</dc:creator>
              <dc:date>2017-08-30T11:37:00</dc:date>
            </office:change-info>
            <text:p text:style-name="P2"><text:span text:style-name="T2">by</text:span></text:p>
          </text:deletion>
        </text:changed-region>
        <text:changed-region xml:id="ct140221716012176" text:id="ct140221716012176">
          <text:deletion>
            <office:change-info>
              <dc:creator>Silvio Lorusso</dc:creator>
              <dc:date>2017-08-30T11:18:00</dc:date>
            </office:change-info>
            <text:p text:style-name="P2"><text:span text:style-name="T3"/></text:p>
            <text:p text:style-name="P3"/>
            <text:p text:style-name="P4">*fictional names</text:p>
          </text:deletion>
        </text:changed-region>
        <text:changed-region xml:id="ct140221716463200" text:id="ct140221716463200">
          <text:deletion>
            <office:change-info>
              <dc:creator>Lucia Dossin</dc:creator>
              <dc:date>2017-09-02T11:02:00</dc:date>
            </office:change-info>
            <text:p text:style-name="P4"><text:span text:style-name="T3"/></text:p>
            <text:p text:style-name="P4"><text:span text:style-name="T3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40221678478224"/><text:span text:style-name="T1">Work – and </text:span><text:change-end text:change-id="ct140221678478224"/><text:change text:change-id="ct140221678460304"/><text:change-start text:change-id="ct140221715058576"/><text:span text:style-name="T5">E</text:span><text:change-end text:change-id="ct140221715058576"/><text:change-start text:change-id="ct140221718020480"/><text:span text:style-name="T1">verything </text:span><text:change-end text:change-id="ct140221718020480"/><text:change text:change-id="ct140221718020704"/><text:change-start text:change-id="ct140221718022240"/><text:span text:style-name="T5">E</text:span><text:change-end text:change-id="ct140221718022240"/><text:change-start text:change-id="ct140221718023120"/><text:span text:style-name="T1">lse </text:span><text:change-end text:change-id="ct140221718023120"/><text:change text:change-id="ct140221718023408"/><text:change-start text:change-id="ct140221718024512"/><text:span text:style-name="T5">Y</text:span><text:change-end text:change-id="ct140221718024512"/><text:change-start text:change-id="ct140221718025904"/><text:span text:style-name="T1">o</text:span><text:change-end text:change-id="ct140221718025904"/><text:change-start text:change-id="ct140221718026960"/><text:span text:style-name="T1">u </text:span><text:change-end text:change-id="ct140221718026960"/><text:change text:change-id="ct140221718027248"/><text:change-start text:change-id="ct140221718028432"/><text:span text:style-name="T5">D</text:span><text:change-end text:change-id="ct140221718028432"/><text:change-start text:change-id="ct140221718029808"/><text:span text:style-name="T1">o </text:span><text:change-end text:change-id="ct140221718029808"/><text:change text:change-id="ct140221718030032"/><text:change-start text:change-id="ct140221718031056"/><text:span text:style-name="T5">F</text:span><text:change-end text:change-id="ct140221718031056"/><text:change-start text:change-id="ct140221718032080"/><text:span text:style-name="T1">or a </text:span><text:change-end text:change-id="ct140221718032080"/><text:change text:change-id="ct140221718032560"/><text:change-start text:change-id="ct140221718033600"/><text:span text:style-name="T5">L</text:span><text:change-end text:change-id="ct140221718033600"/><text:change-start text:change-id="ct140221718034640"/><text:span text:style-name="T1">iving</text:span><text:change-end text:change-id="ct140221718034640"/><text:change text:change-id="ct140221718034928"/><text:change text:change-id="ct140221718044416"/><text:change text:change-id="ct140221655747104"/></text:p>
      <text:p text:style-name="P7"/>
      <text:p text:style-name="P2"><text:span text:style-name="T2">This is the story of a creative worker who needs to find a way to supplement his income. Ricardo</text:span><text:change-start text:change-id="ct140221655681440"/><text:span text:style-name="T2"> </text:span><text:change-end text:change-id="ct140221655681440"/><text:change text:change-id="ct140221655682176"/><text:span text:style-name="T2">is an architect. Some years ago, he and his friend Marcelo</text:span><text:change text:change-id="ct140221655693424"/><text:span text:style-name="T2"> –</text:span><text:change text:change-id="ct140221655745456"/><text:span text:style-name="T2">with whom he studied</text:span><text:change text:change-id="ct140221655695520"/><text:span text:style-name="T2">– set up a studio</text:span><text:change-start text:change-id="ct140221655707136"/><text:span text:style-name="T2"> (these names are fictional)</text:span><text:change-end text:change-id="ct140221655707136"/><text:span text:style-name="T2">. Recently, he found himself embedded in a fundamental inversion</text:span><text:change-start text:change-id="ct140221655712560"/><text:span text:style-name="T2"> of his work-life routine</text:span><text:change-end text:change-id="ct140221655712560"/><text:span text:style-name="T2">: in order to be able to pay the bills, he moved into the studio and rented his home via AirBnb. The pervers</text:span><text:change-start text:change-id="ct140221655714320"/><text:span text:style-name="T2">ion of the</text:span><text:change-end text:change-id="ct140221655714320"/><text:change text:change-id="ct140221655714608"/><text:span text:style-name="T2"> </text:span><text:change text:change-id="ct140221655715632"/><text:span text:style-name="T2">logic </text:span><text:change-start text:change-id="ct140221655748864"/><text:span text:style-name="T2">in</text:span><text:change-end text:change-id="ct140221655748864"/><text:change text:change-id="ct140221655748512"/><text:span text:style-name="T2"> his story </text:span><text:change-start text:change-id="ct140221655765424"/><text:span text:style-name="T2">doesn’t only </text:span><text:change-end text:change-id="ct140221655765424"/><text:span text:style-name="T2">revolve</text:span><text:change text:change-id="ct140221655766416"/><text:span text:style-name="T2"> </text:span><text:change text:change-id="ct140221655767328"/><text:span text:style-name="T2">around the precarious condition of the creative worker, but </text:span><text:change-start text:change-id="ct140221655750336"/><text:span text:style-name="T2">is </text:span><text:change-end text:change-id="ct140221655750336"/><text:change-start text:change-id="ct140221655751248"/><text:span text:style-name="T2">topped with</text:span><text:change-end text:change-id="ct140221655751248"/><text:change-start text:change-id="ct140221655752944"/><text:span text:style-name="T2"> </text:span><text:change-end text:change-id="ct140221655752944"/><text:change text:change-id="ct140221655753168"/><text:span text:style-name="T2">a layer of bitter-sweet irony </text:span><text:change text:change-id="ct140221655753904"/><text:change-start text:change-id="ct140221655755040"/><text:span text:style-name="T2">made of</text:span><text:change-end text:change-id="ct140221655755040"/><text:span text:style-name="T2"> a mix of the </text:span><text:change text:change-id="ct140221655756048"/><text:change-start text:change-id="ct140221655757184"/><text:span text:style-name="T2">‘</text:span><text:change-end text:change-id="ct140221655757184"/><text:change text:change-id="ct140221655757472"/><text:span text:style-name="T2">work from home</text:span><text:change-start text:change-id="ct140221655759344"/><text:span text:style-name="T2">’</text:span><text:change-end text:change-id="ct140221655759344"/><text:change text:change-id="ct140221655759632"/><text:span text:style-name="T2"> </text:span><text:change-start text:change-id="ct140221718010096"/><text:span text:style-name="T2">model </text:span><text:change-end text:change-id="ct140221718010096"/><text:span text:style-name="T2">and something of </text:span><text:change-start text:change-id="ct140221718058848"/><text:span text:style-name="T2">the </text:span><text:change-end text:change-id="ct140221718058848"/><text:change text:change-id="ct140221650301472"/><text:span text:style-name="T2">self-gentrification attitude that reminds me of the horror movie </text:span><text:a xlink:type="simple" xlink:href="http://www.imdb.com/title/tt5052448/" text:style-name="Internet_20_link" text:visited-style-name="Visited_20_Internet_20_Link"><text:span text:style-name="T8">Get Out</text:span></text:a><text:change-start text:change-id="ct140221650303072"/><text:span text:style-name="T2">. </text:span><text:change-end text:change-id="ct140221650303072"/><text:change text:change-id="ct140221718034080"/><text:span text:style-name="T2">I found his gesture quite interesting and was curious to hear some of his considerations about his profession. This text was meant to be a conversation</text:span><text:change text:change-id="ct140221718033152"/><text:span text:style-name="T2"> – but he never replied </text:span><text:change-start text:change-id="ct140221718027504"/><text:span text:style-name="T2">to </text:span><text:change-end text:change-id="ct140221718027504"/><text:span text:style-name="T2">my email.</text:span></text:p>
      <text:p text:style-name="P3"/>
      <text:p text:style-name="P2"><text:span text:style-name="T2">Left without the possibility of </text:span><text:change text:change-id="ct140221718032304"/><text:change-start text:change-id="ct140221718042176"/><text:span text:style-name="T2">discussing with him</text:span><text:change-end text:change-id="ct140221718042176"/><text:span text:style-name="T2">, I believe it still makes sense to write about the inversion in which he got himself involved – even if only through the incompleteness of my own perspective</text:span><text:change-start text:change-id="ct140221718029552"/><text:span text:style-name="T2">, which is through</text:span><text:change-end text:change-id="ct140221718029552"/><text:change text:change-id="ct140221596634016"/><text:span text:style-name="T2"> the questions I intended to ask him. Hopefully you will consider them valuable for understanding the circumstances under which </text:span><text:change-start text:change-id="ct140221718055920"/><text:span text:style-name="T2">‘</text:span><text:change-end text:change-id="ct140221718055920"/><text:span text:style-name="T2">creatives</text:span><text:change-start text:change-id="ct140221718031344"/><text:span text:style-name="T2">’</text:span><text:change-end text:change-id="ct140221718031344"/><text:span text:style-name="T2"> currently have to live and work – as much as I do.</text:span></text:p>
      <text:p text:style-name="P3"/>
      <text:p text:style-name="P2"><text:span text:style-name="T2">1. Do you identify yourself as an architect in </text:span><text:change-start text:change-id="ct140221650301920"/><text:span text:style-name="T2">the </text:span><text:change-end text:change-id="ct140221650301920"/><text:change text:change-id="ct140221650301104"/><text:span text:style-name="T2">AirBnb ad</text:span><text:change-start text:change-id="ct140221678457648"/><text:span text:style-name="T2"> of your own house</text:span><text:change-end text:change-id="ct140221678457648"/><text:span text:style-name="T2">?</text:span></text:p>
      <text:p text:style-name="P3"/>
      <text:p text:style-name="P2"><text:span text:style-name="T2">2. Do you think that the </text:span><text:change-start text:change-id="ct140221716464128"/><text:span text:style-name="T2">owner’s </text:span><text:change-end text:change-id="ct140221716464128"/><text:span text:style-name="T2">profession </text:span><text:change text:change-id="ct140221716465056"/><text:span text:style-name="T2">can influence the image (and price) of the space being rented? (Would </text:span><text:change-start text:change-id="ct140221716466736"/><text:span text:style-name="T2">the house of an</text:span><text:change-end text:change-id="ct140221716466736"/><text:change text:change-id="ct140221716466960"/><text:span text:style-name="T2"> architect</text:span><text:change text:change-id="ct140221716467696"/><text:span text:style-name="T2"> or</text:span><text:change-start text:change-id="ct140221716469600"/><text:span text:style-name="T2"> a</text:span><text:change-end text:change-id="ct140221716469600"/><text:span text:style-name="T2"> designer</text:span><text:change text:change-id="ct140221716470512"/><text:span text:style-name="T2"> be more </text:span><text:change-start text:change-id="ct140221716472192"/><text:span text:style-name="T2">palatable</text:span><text:change-end text:change-id="ct140221716472192"/><text:change text:change-id="ct140221716472416"/><text:span text:style-name="T2"> than the one of, say, a doctor?)</text:span></text:p>
      <text:p text:style-name="P3"/>
      <text:p text:style-name="P3">3. Have you changed anything in your home in order to make it more attractive to potential clients? (If so, what?)</text:p>
      <text:p text:style-name="P3"/>
      <text:p text:style-name="P2"><text:span text:style-name="T2">4. Have you changed anything in your home in order to preserve your privacy? (</text:span><text:change text:change-id="ct140221716472640"/><text:change-start text:change-id="ct140221716469824"/><text:span text:style-name="T2">‘</text:span><text:change-end text:change-id="ct140221716469824"/><text:change text:change-id="ct140221716429520"/><text:change-start text:change-id="ct140221716464768"/><text:span text:style-name="T2">Y</text:span><text:change-end text:change-id="ct140221716464768"/><text:change text:change-id="ct140221716462224"/><text:span text:style-name="T2">es</text:span><text:change-start text:change-id="ct140221716460496"/><text:span text:style-name="T2">’</text:span><text:change-end text:change-id="ct140221716460496"/><text:change text:change-id="ct140221716460720"/><text:span text:style-name="T2">, </text:span><text:change-start text:change-id="ct140221716466112"/><text:span text:style-name="T2">‘</text:span><text:change-end text:change-id="ct140221716466112"/><text:change text:change-id="ct140221716465760"/><text:span text:style-name="T2">no</text:span><text:change-start text:change-id="ct140221716474464"/><text:span text:style-name="T2">’</text:span><text:change-end text:change-id="ct140221716474464"/><text:change text:change-id="ct140221716474688"/><text:span text:style-name="T2">or </text:span><text:change-start text:change-id="ct140221716476160"/><text:span text:style-name="T2">‘</text:span><text:change-end text:change-id="ct140221716476160"/><text:change text:change-id="ct140221716476384"/><text:span text:style-name="T2">maybe</text:span><text:change-start text:change-id="ct140221716478048"/><text:span text:style-name="T2">’</text:span><text:change-end text:change-id="ct140221716478048"/><text:change text:change-id="ct140221716477616"/><text:span text:style-name="T2"> is enough.)</text:span></text:p>
      <text:p text:style-name="P3"/>
      <text:p text:style-name="P2"><text:span text:style-name="T2">5. How would you describe your AirBnb clients? And your architecture clients? </text:span><text:change-start text:change-id="ct140221654725872"/><text:span text:style-name="T2">(</text:span><text:change-end text:change-id="ct140221654725872"/><text:change text:change-id="ct140221654726096"/><text:change-start text:change-id="ct140221654727568"/><text:span text:style-name="T2">W</text:span><text:change-end text:change-id="ct140221654727568"/><text:change text:change-id="ct140221654727792"/><text:span text:style-name="T2">ould you call </text:span><text:change text:change-id="ct140221654724208"/><text:change-start text:change-id="ct140221654725200"/><text:span text:style-name="T2">both</text:span><text:change-end text:change-id="ct140221654725200"/><text:span text:style-name="T2"> 'clients', in the first place?)</text:span></text:p>
      <text:p text:style-name="P3"/>
      <text:p text:style-name="P3">6. Do you consider yourself a professional or an amateur?</text:p>
      <text:p text:style-name="P3"/>
      <text:p text:style-name="P3">7. Do you think that your clients see you as a professional or as an amateur?</text:p>
      <text:p text:style-name="P3"/>
      <text:p text:style-name="P2"><text:span text:style-name="T2">8. </text:span><text:change-start text:change-id="ct140221654732592"/><text:span text:style-name="T2">W</text:span><text:change-end text:change-id="ct140221654732592"/><text:change text:change-id="ct140221654716912"/><text:span text:style-name="T2">hich of the two businesses</text:span><text:change-start text:change-id="ct140221654717792"/><text:span text:style-name="T2"> you run</text:span><text:change-end text:change-id="ct140221654717792"/><text:span text:style-name="T2"> were you thinking </text:span><text:change-start text:change-id="ct140221654719472"/><text:span text:style-name="T2">of </text:span><text:change-end text:change-id="ct140221654719472"/><text:span text:style-name="T2">when you replied?</text:span></text:p>
      <text:p text:style-name="P3"/>
      <text:p text:style-name="P2"><text:span text:style-name="T2">9. Is money a necessary element in a work relationship? Can it be traded </text:span><text:change-start text:change-id="ct140221716470112"/><text:span text:style-name="T2">with</text:span><text:change-end text:change-id="ct140221716470112"/><text:change text:change-id="ct140221716467952"/><text:span text:style-name="T2"> emotional satisfaction? If so, on what exchange rate?</text:span></text:p>
      <text:p text:style-name="P3"/>
      <text:p text:style-name="P2"><text:span text:style-name="T2">10. And </text:span><text:change text:change-id="ct140221655753472"/><text:change-start text:change-id="ct140221655704688"/><text:span text:style-name="T2">conversely</text:span><text:change-end text:change-id="ct140221655704688"/><text:span text:style-name="T2">: can emotional satisfaction be substituted </text:span><text:change-start text:change-id="ct140221655695744"/><text:span text:style-name="T2">with</text:span><text:change-end text:change-id="ct140221655695744"/><text:change text:change-id="ct140221655695968"/><text:span text:style-name="T2"> money?</text:span></text:p>
      <text:p text:style-name="P3"/>
      <text:p text:style-name="P3"><text:soft-page-break/>11. Does market competition play any role in this relationship between money and emotional satisfaction? (If so, which?)</text:p>
      <text:p text:style-name="P3"/>
      <text:p text:style-name="P3">12. How do you see the role of schools in approaching the exercise of a creative profession?</text:p>
      <text:p text:style-name="P3"/>
      <text:p text:style-name="P2"><text:span text:style-name="T2">13. As I mentioned in my email, there is no budget available for this interview. But you can publish a promotional link</text:span><text:bookmark text:name="_GoBack"/><text:span text:style-name="T2"> to your business. Which one will it be?</text:span><text:change text:change-id="ct140221716012176"/><text:change text:change-id="ct1402217164632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font-name-asian="Arial Unicode M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Lorusso</meta:initial-creator>
    <meta:editing-cycles>26</meta:editing-cycles>
    <meta:creation-date>2017-08-30T09:14:00</meta:creation-date>
    <dc:date>2017-09-18T17:52:43.530590000</dc:date>
    <meta:editing-duration>PT1M19S</meta:editing-duration>
    <meta:generator>LibreOffice/5.4.1.2$MacOSX_X86_64 LibreOffice_project/ea7cb86e6eeb2bf3a5af73a8f7777ac570321527</meta:generator>
    <meta:document-statistic meta:table-count="0" meta:image-count="0" meta:object-count="0" meta:page-count="2" meta:paragraph-count="16" meta:word-count="493" meta:character-count="2788" meta:non-whitespace-character-count="23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